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7.75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4cm" svg:height="1.673cm" svg:x="8.5cm" svg:y="4.327cm">
          <draw:text-box>
            <text:p>Activar ?</text:p>
            <text:p>NO <text:s text:c="2"/>SI <text:s text:c="2"/>TE</text:p>
          </draw:text-box>
        </draw:frame>
        <draw:frame draw:style-name="gr2" draw:text-style-name="P1" draw:layer="layout" svg:width="2.369cm" svg:height="0.962cm" svg:x="9cm" svg:y="1.5cm">
          <draw:text-box>
            <text:p>MENU</text:p>
          </draw:text-box>
        </draw:frame>
        <draw:line draw:style-name="gr3" draw:text-style-name="P2" draw:layer="layout" svg:x1="10.25cm" svg:y1="2.5cm" svg:x2="10.25cm" svg:y2="4.5cm">
          <text:p/>
        </draw:line>
        <draw:frame draw:style-name="gr2" draw:text-style-name="P1" draw:layer="layout" svg:width="5.713cm" svg:height="1.673cm" svg:x="2.25cm" svg:y="7.75cm">
          <draw:text-box>
            <text:p>T: <text:s text:c="2"/>XX.XX / YY.YY</text:p>
            <text:p>E: Incactivo</text:p>
          </draw:text-box>
        </draw:frame>
        <draw:line draw:style-name="gr3" draw:text-style-name="P2" draw:layer="layout" svg:x1="9.25cm" svg:y1="6cm" svg:x2="5.25cm" svg:y2="7.5cm">
          <text:p/>
        </draw:line>
        <draw:frame draw:style-name="gr2" draw:text-style-name="P1" draw:layer="layout" svg:width="4.587cm" svg:height="1.673cm" svg:x="8cm" svg:y="10.5cm">
          <draw:text-box>
            <text:p>Temperatura ?</text:p>
            <text:p>YY.YY</text:p>
          </draw:text-box>
        </draw:frame>
        <draw:line draw:style-name="gr3" draw:text-style-name="P2" draw:layer="layout" svg:x1="10.5cm" svg:y1="6cm" svg:x2="10.5cm" svg:y2="10.25cm">
          <text:p/>
        </draw:line>
        <draw:frame draw:style-name="gr2" draw:text-style-name="P1" draw:layer="layout" svg:width="5.713cm" svg:height="1.673cm" svg:x="7.287cm" svg:y="15.827cm">
          <draw:text-box>
            <text:p>T: <text:s text:c="2"/>XX.XX / YY.YY</text:p>
            <text:p>E: Activo</text:p>
          </draw:text-box>
        </draw:frame>
        <draw:line draw:style-name="gr3" draw:text-style-name="P2" draw:layer="layout" svg:x1="10.5cm" svg:y1="12.25cm" svg:x2="10.5cm" svg:y2="15.5cm">
          <text:p/>
        </draw:line>
        <draw:frame draw:style-name="gr2" draw:text-style-name="P1" draw:layer="layout" svg:width="4.867cm" svg:height="1.673cm" svg:x="14.883cm" svg:y="11.827cm">
          <draw:text-box>
            <text:p>Temporizador ?</text:p>
            <text:p>HH:MM:SS</text:p>
          </draw:text-box>
        </draw:frame>
        <draw:line draw:style-name="gr3" draw:text-style-name="P2" draw:layer="layout" svg:x1="12cm" svg:y1="6cm" svg:x2="15.25cm" svg:y2="7.5cm">
          <text:p/>
        </draw:line>
        <draw:frame draw:style-name="gr2" draw:text-style-name="P1" draw:layer="layout" svg:width="4.587cm" svg:height="1.673cm" svg:x="14.913cm" svg:y="7.75cm">
          <draw:text-box>
            <text:p>Temperatura ?</text:p>
            <text:p>YY.YY</text:p>
          </draw:text-box>
        </draw:frame>
        <draw:line draw:style-name="gr3" draw:text-style-name="P2" draw:layer="layout" svg:x1="16.75cm" svg:y1="9.5cm" svg:x2="16.75cm" svg:y2="11.75cm">
          <text:p/>
        </draw:line>
        <draw:frame draw:style-name="gr2" draw:text-style-name="P1" draw:layer="layout" svg:width="5.713cm" svg:height="1.673cm" svg:x="14.287cm" svg:y="15.827cm">
          <draw:text-box>
            <text:p>T: <text:s text:c="2"/>XX.XX / YY.YY</text:p>
            <text:p>E: HH:MM:SS</text:p>
          </draw:text-box>
        </draw:frame>
        <draw:line draw:style-name="gr3" draw:text-style-name="P2" draw:layer="layout" svg:x1="16.75cm" svg:y1="13.75cm" svg:x2="16.75cm" svg:y2="15.75cm">
          <text:p/>
        </draw:line>
        <draw:frame draw:style-name="gr4" draw:text-style-name="P1" draw:layer="layout" svg:width="18.5cm" svg:height="8cm" svg:x="1.75cm" svg:y="18.25cm">
          <draw:text-box>
            <text:p><text:span text:style-name="T1">XX.XX = temperatura actual de la incubadora</text:span></text:p>
            <text:p><text:span text:style-name="T1">YY.YY <text:s/>= temperatura objetivo</text:span></text:p>
            <text:p><text:span text:style-name="T1">HH:MM:SS <text:s/>= tiempo restante de funcionamiento </text:span></text:p>
            <text:p><text:span text:style-name="T2"/></text:p>
            <text:p><text:span text:style-name="T1">Estados:</text:span></text:p>
            <text:p><text:span text:style-name="T2"/></text:p>
            <text:p><text:span text:style-name="T3">Inactivo</text:span><text:span text:style-name="T1"> calentador del equipo desactivado (modo stand by)</text:span></text:p>
            <text:p><text:span text:style-name="T3">Activo</text:span><text:span text:style-name="T1"> <text:s/>calentador activo (el equipo intenta llegar a la temperatura objetivo)</text:span></text:p>
            <text:p><text:span text:style-name="T3">HH:MM:SS</text:span><text:span text:style-name="T1"> <text:s/>tiempo restante en estado activo, una vez finalizado el contador el equipo queda en estado “Inactivo”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9T13:37:57.179743712</meta:creation-date>
    <dc:date>2021-10-29T14:03:14.125124363</dc:date>
    <meta:editing-duration>PT3M36S</meta:editing-duration>
    <meta:editing-cycles>1</meta:editing-cycles>
    <meta:document-statistic meta:object-count="16"/>
    <meta:generator>LibreOffice/7.2.2.2$Linux_X86_64 LibreOffice_project/20$Build-2</meta:generator>
  </office:meta>
</office:document-meta>
</file>